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063920" officeooo:paragraph-rsid="00063920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 style:list-style-name="L15"/>
    <style:style style:name="P4" style:family="paragraph" style:parent-style-name="Preformatted_20_Text" style:list-style-name="L15">
      <style:paragraph-properties fo:margin-top="0cm" fo:margin-bottom="0.499cm" style:contextual-spacing="false"/>
    </style:style>
    <style:style style:name="P5" style:family="paragraph" style:parent-style-name="Preformatted_20_Text" style:list-style-name="L16"/>
    <style:style style:name="P6" style:family="paragraph" style:parent-style-name="Preformatted_20_Text" style:list-style-name="L16">
      <style:paragraph-properties fo:margin-top="0cm" fo:margin-bottom="0.499cm" style:contextual-spacing="false"/>
    </style:style>
    <style:style style:name="P7" style:family="paragraph" style:parent-style-name="Standard">
      <style:text-properties officeooo:rsid="00063920" officeooo:paragraph-rsid="00063920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5">
      <style:paragraph-properties fo:margin-top="0cm" fo:margin-bottom="0cm" style:contextual-spacing="false"/>
    </style:style>
    <style:style style:name="P25" style:family="paragraph" style:parent-style-name="Text_20_body" style:list-style-name="L16"/>
    <style:style style:name="P26" style:family="paragraph" style:parent-style-name="Text_20_body" style:list-style-name="L16">
      <style:paragraph-properties fo:margin-top="0cm" fo:margin-bottom="0cm" style:contextual-spacing="false"/>
    </style:style>
    <style:style style:name="P27" style:family="paragraph" style:parent-style-name="Text_20_body" style:list-style-name="L17"/>
    <style:style style:name="P28" style:family="paragraph" style:parent-style-name="Text_20_body" style:list-style-name="L18"/>
    <style:style style:name="P29" style:family="paragraph" style:parent-style-name="Text_20_body" style:list-style-name="L19"/>
    <style:style style:name="P30" style:family="paragraph" style:parent-style-name="Text_20_body" style:list-style-name="L20"/>
    <style:style style:name="P31" style:family="paragraph" style:parent-style-name="Text_20_body" style:list-style-name="L21"/>
    <style:style style:name="P32" style:family="paragraph" style:parent-style-name="Text_20_body" style:list-style-name="L22"/>
    <style:style style:name="P33" style:family="paragraph" style:parent-style-name="Text_20_body" style:list-style-name="L23"/>
    <style:style style:name="P34" style:family="paragraph" style:parent-style-name="Text_20_body" style:list-style-name="L24"/>
    <style:style style:name="P35" style:family="paragraph" style:parent-style-name="Text_20_body" style:list-style-name="L25"/>
    <style:style style:name="P36" style:family="paragraph" style:parent-style-name="Text_20_body" style:list-style-name="L26"/>
    <style:style style:name="P37" style:family="paragraph" style:parent-style-name="Text_20_body" style:list-style-name="L27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Java Basics: A Comprehensive Guide</text:span></text:h>
      <text:h text:style-name="Heading_20_2" text:outline-level="2"><text:span text:style-name="Strong_20_Emphasis">1. Introduction to Java</text:span></text:h>
      <text:h text:style-name="Heading_20_3" text:outline-level="3"><text:span text:style-name="Strong_20_Emphasis">What is Java?</text:span></text:h>
      <text:list xml:id="list4221318229" text:style-name="L1">
        <text:list-item>
          <text:p text:style-name="P8"><text:span text:style-name="Strong_20_Emphasis">Java</text:span> is a high-level, object-oriented programming language developed by Sun Microsystems (now owned by Oracle).</text:p>
        </text:list-item>
        <text:list-item>
          <text:p text:style-name="P8">It is platform-independent, meaning Java code can run on any device with a Java Virtual Machine (JVM).</text:p>
        </text:list-item>
        <text:list-item>
          <text:p text:style-name="P8">Java is widely used for building desktop applications, web applications, mobile apps (Android), and enterprise-level systems.</text:p>
        </text:list-item>
      </text:list>
      <text:h text:style-name="Heading_20_3" text:outline-level="3"><text:span text:style-name="Strong_20_Emphasis">Key Features of Java</text:span></text:h>
      <text:list xml:id="list3495302035" text:style-name="L2">
        <text:list-item>
          <text:p text:style-name="P9"><text:span text:style-name="Strong_20_Emphasis">Platform Independence</text:span>: Write once, run anywhere (WORA).</text:p>
        </text:list-item>
        <text:list-item>
          <text:p text:style-name="P9"><text:span text:style-name="Strong_20_Emphasis">Object-Oriented</text:span>: Everything in Java is an object.</text:p>
        </text:list-item>
        <text:list-item>
          <text:p text:style-name="P9"><text:span text:style-name="Strong_20_Emphasis">Robust and Secure</text:span>: Provides features like garbage collection, exception handling, and strong security.</text:p>
        </text:list-item>
        <text:list-item>
          <text:p text:style-name="P9"><text:span text:style-name="Strong_20_Emphasis">Multithreading</text:span>: Allows concurrent execution of multiple threads.</text:p>
        </text:list-item>
        <text:list-item>
          <text:p text:style-name="P9"><text:span text:style-name="Strong_20_Emphasis">Rich Standard Library</text:span>: Provides a vast collection of pre-built classes and methods.</text:p>
        </text:list-item>
      </text:list>
      <text:p text:style-name="Horizontal_20_Line"/>
      <text:h text:style-name="Heading_20_2" text:outline-level="2"><text:span text:style-name="Strong_20_Emphasis">2. Setting Up the Java Environment</text:span></text:h>
      <text:h text:style-name="Heading_20_3" text:outline-level="3"><text:span text:style-name="Strong_20_Emphasis">2.1 Installing Java Development Kit (JDK)</text:span></text:h>
      <text:list xml:id="list2405365690" text:style-name="L3">
        <text:list-item>
          <text:p text:style-name="P10"><text:span text:style-name="Strong_20_Emphasis">JDK</text:span> is required to write, compile, and run Java programs.</text:p>
        </text:list-item>
        <text:list-item>
          <text:p text:style-name="P10">Download the latest JDK from the <text:a xlink:type="simple" xlink:href="https://www.oracle.com/java/technologies/javase-downloads.html" office:target-frame-name="_blank" xlink:show="new" text:style-name="Internet_20_link" text:visited-style-name="Visited_20_Internet_20_Link">Oracle website</text:a> or use OpenJDK.</text:p>
        </text:list-item>
        <text:list-item>
          <text:p text:style-name="P10">Install JDK and configure the <text:span text:style-name="Source_20_Text">JAVA_HOME</text:span> environment variable.</text:p>
        </text:list-item>
      </text:list>
      <text:h text:style-name="Heading_20_3" text:outline-level="3"><text:span text:style-name="Strong_20_Emphasis">2.2 Setting Up an IDE</text:span></text:h>
      <text:list xml:id="list1429367419" text:style-name="L4">
        <text:list-item>
          <text:p text:style-name="P11">An <text:span text:style-name="Strong_20_Emphasis">IDE (Integrated Development Environment)</text:span> makes Java development easier. Popular IDEs include:</text:p>
          <text:list>
            <text:list-item>
              <text:p text:style-name="P11"><text:span text:style-name="Strong_20_Emphasis">Eclipse</text:span></text:p>
            </text:list-item>
            <text:list-item>
              <text:p text:style-name="P11"><text:span text:style-name="Strong_20_Emphasis">IntelliJ IDEA</text:span></text:p>
            </text:list-item>
            <text:list-item>
              <text:p text:style-name="P11"><text:span text:style-name="Strong_20_Emphasis">NetBeans</text:span>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3. Writing Your First Java Program</text:span></text:h>
      <text:h text:style-name="Heading_20_3" text:outline-level="3"><text:span text:style-name="Strong_20_Emphasis">3.1 Hello World Program</text:span></text:h>
      <text:p text:style-name="Text_20_body">The "Hello World" program is the traditional way to start learning a new programming language.</text:p>
      <text:p text:style-name="P12">java</text:p>
      <text:p text:style-name="Text_20_body">Copy</text:p>
      <text:p text:style-name="Preformatted_20_Text">public class HelloWorld {</text:p>
      <text:p text:style-name="Preformatted_20_Text"><text:s text:c="4"/>public static void main(String[] args) {</text:p>
      <text:p text:style-name="Preformatted_20_Text"><text:s text:c="8"/>System.out.println("Hello, World!");</text:p>
      <text:p text:style-name="Preformatted_20_Text"><text:s text:c="4"/>}</text:p>
      <text:p text:style-name="P2">}</text:p>
      <text:h text:style-name="Heading_20_3" text:outline-level="3"><text:span text:style-name="Strong_20_Emphasis">Explanation</text:span></text:h>
      <text:list xml:id="list1541442725" text:style-name="L5">
        <text:list-item>
          <text:p text:style-name="P13"><text:span text:style-name="Strong_20_Emphasis"><text:span text:style-name="Source_20_Text">public class HelloWorld</text:span></text:span>: Defines a class named <text:span text:style-name="Source_20_Text">HelloWorld</text:span>. Every Java program must have at least one class.</text:p>
        </text:list-item>
        <text:list-item>
          <text:p text:style-name="P13"><text:span text:style-name="Strong_20_Emphasis"><text:span text:style-name="Source_20_Text">public static void main(String[] args)</text:span></text:span>: The entry point of the program. The JVM starts execution from this method.</text:p>
        </text:list-item>
        <text:list-item>
          <text:p text:style-name="P13"><text:span text:style-name="Strong_20_Emphasis"><text:span text:style-name="Source_20_Text">System.out.println("Hello, World!");</text:span></text:span>: Prints the text "Hello, World!" to the console.</text:p>
        </text:list-item>
      </text:list>
      <text:h text:style-name="Heading_20_3" text:outline-level="3"><text:span text:style-name="Strong_20_Emphasis">3.2 Compiling and Running the Program</text:span></text:h>
      <text:list xml:id="list3799099437" text:style-name="L6">
        <text:list-item>
          <text:p text:style-name="P14"><text:span text:style-name="Strong_20_Emphasis">Compile the Program</text:span>:</text:p>
          <text:list>
            <text:list-item>
              <text:p text:style-name="P14">Open a terminal/command prompt.</text:p>
            </text:list-item>
            <text:list-item>
              <text:p text:style-name="P14">Navigate to the directory containing the <text:span text:style-name="Source_20_Text">.java</text:span> file.</text:p>
            </text:list-item>
            <text:list-item>
              <text:p text:style-name="P14">Run the command: <text:span text:style-name="Source_20_Text">javac HelloWorld.java</text:span></text:p>
            </text:list-item>
            <text:list-item>
              <text:p text:style-name="P14">This generates a <text:span text:style-name="Source_20_Text">.class</text:span> file (bytecode).</text:p>
            </text:list-item>
          </text:list>
        </text:list-item>
        <text:list-item>
          <text:p text:style-name="P14"><text:span text:style-name="Strong_20_Emphasis">Run the Program</text:span>:</text:p>
          <text:list>
            <text:list-item>
              <text:p text:style-name="P14">Run the command: <text:span text:style-name="Source_20_Text">java HelloWorld</text:span></text:p>
            </text:list-item>
            <text:list-item>
              <text:p text:style-name="P14">The output will be: <text:span text:style-name="Source_20_Text">Hello, World!</text:span></text:p>
            </text:list-item>
          </text:list>
        </text:list-item>
      </text:list>
      <text:p text:style-name="Horizontal_20_Line"/>
      <text:h text:style-name="Heading_20_2" text:outline-level="2"><text:span text:style-name="Strong_20_Emphasis">4. Java Syntax and Structure</text:span></text:h>
      <text:h text:style-name="Heading_20_3" text:outline-level="3"><text:span text:style-name="Strong_20_Emphasis">4.1 Basic Syntax</text:span></text:h>
      <text:list xml:id="list3707343236" text:style-name="L7">
        <text:list-item>
          <text:p text:style-name="P15"><text:span text:style-name="Strong_20_Emphasis">Case Sensitivity</text:span>: Java is case-sensitive (<text:span text:style-name="Source_20_Text">int</text:span> is different from <text:span text:style-name="Source_20_Text">Int</text:span>).</text:p>
        </text:list-item>
        <text:list-item>
          <text:p text:style-name="P15"><text:span text:style-name="Strong_20_Emphasis">Class Names</text:span>: Class names should start with a capital letter (e.g., <text:span text:style-name="Source_20_Text">HelloWorld</text:span>).</text:p>
        </text:list-item>
        <text:list-item>
          <text:p text:style-name="P15"><text:span text:style-name="Strong_20_Emphasis">Method Names</text:span>: Method names should start with a lowercase letter (e.g., <text:span text:style-name="Source_20_Text">main</text:span>).</text:p>
        </text:list-item>
        <text:list-item>
          <text:p text:style-name="P15"><text:span text:style-name="Strong_20_Emphasis">Curly Braces </text:span><text:span text:style-name="Strong_20_Emphasis"><text:span text:style-name="Source_20_Text">{}</text:span></text:span>: Used to define blocks of code (e.g., class body, method body).</text:p>
        </text:list-item>
        <text:list-item>
          <text:p text:style-name="P15"><text:soft-page-break/><text:span text:style-name="Strong_20_Emphasis">Semicolons </text:span><text:span text:style-name="Strong_20_Emphasis"><text:span text:style-name="Source_20_Text">;</text:span></text:span>: End of every statement.</text:p>
        </text:list-item>
      </text:list>
      <text:h text:style-name="Heading_20_3" text:outline-level="3"><text:span text:style-name="Strong_20_Emphasis">4.2 Comments</text:span></text:h>
      <text:list xml:id="list1818783629" text:style-name="L8">
        <text:list-item>
          <text:p text:style-name="P16"><text:span text:style-name="Strong_20_Emphasis">Single-line Comments</text:span>: <text:span text:style-name="Source_20_Text">// This is a comment</text:span></text:p>
        </text:list-item>
        <text:list-item>
          <text:p text:style-name="P16"><text:span text:style-name="Strong_20_Emphasis">Multi-line Comments</text:span>: <text:span text:style-name="Source_20_Text">/* This is a multi-line comment */</text:span></text:p>
        </text:list-item>
      </text:list>
      <text:p text:style-name="Horizontal_20_Line"/>
      <text:h text:style-name="Heading_20_2" text:outline-level="2"><text:span text:style-name="Strong_20_Emphasis">5. Variables and Data Types</text:span></text:h>
      <text:h text:style-name="Heading_20_3" text:outline-level="3"><text:span text:style-name="Strong_20_Emphasis">5.1 Variables</text:span></text:h>
      <text:list xml:id="list801604103" text:style-name="L9">
        <text:list-item>
          <text:p text:style-name="P17">A variable is a container that holds a value.</text:p>
        </text:list-item>
        <text:list-item>
          <text:p text:style-name="P17">Syntax: <text:span text:style-name="Source_20_Text">data_type variable_name = value;</text:span></text:p>
        </text:list-item>
      </text:list>
      <text:h text:style-name="Heading_20_3" text:outline-level="3"><text:span text:style-name="Strong_20_Emphasis">5.2 Data Types</text:span></text:h>
      <text:p text:style-name="Text_20_body">Java has two types of data types:</text:p>
      <text:list xml:id="list3545543002" text:style-name="L10">
        <text:list-item>
          <text:p text:style-name="P18"><text:span text:style-name="Strong_20_Emphasis">Primitive Data Types</text:span>:</text:p>
          <text:list>
            <text:list-item>
              <text:p text:style-name="P18"><text:span text:style-name="Strong_20_Emphasis"><text:span text:style-name="Source_20_Text">int</text:span></text:span>: Integer values (e.g., <text:span text:style-name="Source_20_Text">int age = 25;</text:span>)</text:p>
            </text:list-item>
            <text:list-item>
              <text:p text:style-name="P18"><text:span text:style-name="Strong_20_Emphasis"><text:span text:style-name="Source_20_Text">float</text:span></text:span>: Floating-point numbers (e.g., <text:span text:style-name="Source_20_Text">float height = 5.9f;</text:span>)</text:p>
            </text:list-item>
            <text:list-item>
              <text:p text:style-name="P18"><text:span text:style-name="Strong_20_Emphasis"><text:span text:style-name="Source_20_Text">double</text:span></text:span>: Double-precision floating-point numbers (e.g., <text:span text:style-name="Source_20_Text">double salary = 50000.50;</text:span>)</text:p>
            </text:list-item>
            <text:list-item>
              <text:p text:style-name="P18"><text:span text:style-name="Strong_20_Emphasis"><text:span text:style-name="Source_20_Text">char</text:span></text:span>: Single character (e.g., <text:span text:style-name="Source_20_Text">char grade = 'A';</text:span>)</text:p>
            </text:list-item>
            <text:list-item>
              <text:p text:style-name="P18"><text:span text:style-name="Strong_20_Emphasis"><text:span text:style-name="Source_20_Text">boolean</text:span></text:span>: True or false (e.g., <text:span text:style-name="Source_20_Text">boolean isStudent = true;</text:span>)</text:p>
            </text:list-item>
          </text:list>
        </text:list-item>
        <text:list-item>
          <text:p text:style-name="P18"><text:span text:style-name="Strong_20_Emphasis">Non-Primitive Data Types</text:span>:</text:p>
          <text:list>
            <text:list-item>
              <text:p text:style-name="P18"><text:span text:style-name="Strong_20_Emphasis"><text:span text:style-name="Source_20_Text">String</text:span></text:span>: Sequence of characters (e.g., <text:span text:style-name="Source_20_Text">String name = "John";</text:span>)</text:p>
            </text:list-item>
            <text:list-item>
              <text:p text:style-name="P18"><text:span text:style-name="Strong_20_Emphasis">Arrays</text:span>: Collection of similar data types.</text:p>
            </text:list-item>
          </text:list>
        </text:list-item>
      </text:list>
      <text:p text:style-name="Horizontal_20_Line"/>
      <text:h text:style-name="Heading_20_2" text:outline-level="2"><text:span text:style-name="Strong_20_Emphasis">6. Operators</text:span></text:h>
      <text:h text:style-name="Heading_20_3" text:outline-level="3"><text:span text:style-name="Strong_20_Emphasis">6.1 Arithmetic Operators</text:span></text:h>
      <text:list xml:id="list4057096096" text:style-name="L11">
        <text:list-item>
          <text:p text:style-name="P19"><text:span text:style-name="Source_20_Text">+</text:span> (Addition), <text:span text:style-name="Source_20_Text">-</text:span> (Subtraction), <text:span text:style-name="Source_20_Text">*</text:span> (Multiplication), <text:span text:style-name="Source_20_Text">/</text:span> (Division), <text:span text:style-name="Source_20_Text">%</text:span> (Modulus)</text:p>
        </text:list-item>
      </text:list>
      <text:h text:style-name="Heading_20_3" text:outline-level="3"><text:span text:style-name="Strong_20_Emphasis">6.2 Relational Operators</text:span></text:h>
      <text:list xml:id="list2279515780" text:style-name="L12">
        <text:list-item>
          <text:p text:style-name="P20"><text:span text:style-name="Source_20_Text">==</text:span> (Equal to), <text:span text:style-name="Source_20_Text">!=</text:span> (Not equal to), <text:span text:style-name="Source_20_Text">&gt;</text:span> (Greater than), <text:span text:style-name="Source_20_Text">&lt;</text:span> (Less than), <text:span text:style-name="Source_20_Text">&gt;=</text:span> (Greater than or equal to), <text:span text:style-name="Source_20_Text">&lt;=</text:span> (Less than or equal to)</text:p>
        </text:list-item>
      </text:list>
      <text:h text:style-name="Heading_20_3" text:outline-level="3"><text:soft-page-break/><text:span text:style-name="Strong_20_Emphasis">6.3 Logical Operators</text:span></text:h>
      <text:list xml:id="list2991788630" text:style-name="L13">
        <text:list-item>
          <text:p text:style-name="P21"><text:span text:style-name="Source_20_Text">&amp;&amp;</text:span> (Logical AND), <text:span text:style-name="Source_20_Text">||</text:span> (Logical OR), <text:span text:style-name="Source_20_Text">!</text:span> (Logical NOT)</text:p>
        </text:list-item>
      </text:list>
      <text:h text:style-name="Heading_20_3" text:outline-level="3"><text:span text:style-name="Strong_20_Emphasis">6.4 Assignment Operators</text:span></text:h>
      <text:list xml:id="list2523066394" text:style-name="L14">
        <text:list-item>
          <text:p text:style-name="P22"><text:span text:style-name="Source_20_Text">=</text:span> (Assignment), <text:span text:style-name="Source_20_Text">+=</text:span>, <text:span text:style-name="Source_20_Text">-=</text:span>, <text:span text:style-name="Source_20_Text">*=</text:span>, <text:span text:style-name="Source_20_Text">/=</text:span></text:p>
        </text:list-item>
      </text:list>
      <text:p text:style-name="Horizontal_20_Line"/>
      <text:h text:style-name="Heading_20_2" text:outline-level="2"><text:span text:style-name="Strong_20_Emphasis">7. Control Flow Statements</text:span></text:h>
      <text:h text:style-name="Heading_20_3" text:outline-level="3"><text:span text:style-name="Strong_20_Emphasis">7.1 Conditional Statements</text:span></text:h>
      <text:list xml:id="list1762469918" text:style-name="L15">
        <text:list-item>
          <text:p text:style-name="P23"><text:span text:style-name="Strong_20_Emphasis"><text:span text:style-name="Source_20_Text">if</text:span></text:span><text:span text:style-name="Strong_20_Emphasis"> Statement</text:span>:</text:p>
          <text:p text:style-name="P24">java</text:p>
          <text:p text:style-name="P23">Copy</text:p>
          <text:p text:style-name="P3">int age = 18;</text:p>
          <text:p text:style-name="P3">if (age &gt;= 18) {</text:p>
          <text:p text:style-name="P3"><text:s text:c="4"/>System.out.println("You are an adult.");</text:p>
          <text:p text:style-name="P3">} else {</text:p>
          <text:p text:style-name="P3"><text:s text:c="4"/>System.out.println("You are a minor.");</text:p>
          <text:p text:style-name="P4">}</text:p>
        </text:list-item>
        <text:list-item>
          <text:p text:style-name="P23"><text:span text:style-name="Strong_20_Emphasis"><text:span text:style-name="Source_20_Text">switch</text:span></text:span><text:span text:style-name="Strong_20_Emphasis"> Statement</text:span>:</text:p>
          <text:p text:style-name="P24">java</text:p>
          <text:p text:style-name="P23">Copy</text:p>
          <text:p text:style-name="P3">int day = 3;</text:p>
          <text:p text:style-name="P3">switch (day) {</text:p>
          <text:p text:style-name="P3"><text:s text:c="4"/>case 1:</text:p>
          <text:p text:style-name="P3"><text:s text:c="8"/>System.out.println("Monday");</text:p>
          <text:p text:style-name="P3"><text:s text:c="8"/>break;</text:p>
          <text:p text:style-name="P3"><text:s text:c="4"/>case 2:</text:p>
          <text:p text:style-name="P3"><text:s text:c="8"/>System.out.println("Tuesday");</text:p>
          <text:p text:style-name="P3"><text:s text:c="8"/>break;</text:p>
          <text:p text:style-name="P3"><text:s text:c="4"/>default:</text:p>
          <text:p text:style-name="P3"><text:s text:c="8"/>System.out.println("Invalid day");</text:p>
          <text:p text:style-name="P4">}</text:p>
        </text:list-item>
      </text:list>
      <text:h text:style-name="Heading_20_3" text:outline-level="3"><text:span text:style-name="Strong_20_Emphasis">7.2 Looping Statements</text:span></text:h>
      <text:list xml:id="list2548880145" text:style-name="L16">
        <text:list-item>
          <text:p text:style-name="P25"><text:span text:style-name="Strong_20_Emphasis"><text:span text:style-name="Source_20_Text">for</text:span></text:span><text:span text:style-name="Strong_20_Emphasis"> Loop</text:span>:</text:p>
          <text:p text:style-name="P26">java</text:p>
          <text:p text:style-name="P25">Copy</text:p>
          <text:p text:style-name="P5">for (int i = 0; i &lt; 5; i++) {</text:p>
          <text:p text:style-name="P5"><text:s text:c="4"/>System.out.println("Iteration: " + i);</text:p>
          <text:p text:style-name="P6">}</text:p>
        </text:list-item>
        <text:list-item>
          <text:p text:style-name="P25"><text:span text:style-name="Strong_20_Emphasis"><text:span text:style-name="Source_20_Text">while</text:span></text:span><text:span text:style-name="Strong_20_Emphasis"> Loop</text:span>:</text:p>
          <text:p text:style-name="P26">java</text:p>
          <text:p text:style-name="P25">Copy</text:p>
          <text:p text:style-name="P5"><text:soft-page-break/>int i = 0;</text:p>
          <text:p text:style-name="P5">while (i &lt; 5) {</text:p>
          <text:p text:style-name="P5"><text:s text:c="4"/>System.out.println("Iteration: " + i);</text:p>
          <text:p text:style-name="P5"><text:s text:c="4"/>i++;</text:p>
          <text:p text:style-name="P6">}</text:p>
        </text:list-item>
        <text:list-item>
          <text:p text:style-name="P25"><text:span text:style-name="Strong_20_Emphasis"><text:span text:style-name="Source_20_Text">do-while</text:span></text:span><text:span text:style-name="Strong_20_Emphasis"> Loop</text:span>:</text:p>
          <text:p text:style-name="P26">java</text:p>
          <text:p text:style-name="P25">Copy</text:p>
          <text:p text:style-name="P5">int i = 0;</text:p>
          <text:p text:style-name="P5">do {</text:p>
          <text:p text:style-name="P5"><text:s text:c="4"/>System.out.println("Iteration: " + i);</text:p>
          <text:p text:style-name="P5"><text:s text:c="4"/>i++;</text:p>
          <text:p text:style-name="P6">} while (i &lt; 5);</text:p>
        </text:list-item>
      </text:list>
      <text:p text:style-name="Horizontal_20_Line"/>
      <text:h text:style-name="Heading_20_2" text:outline-level="2"><text:span text:style-name="Strong_20_Emphasis">8. Object-Oriented Programming (OOP)</text:span></text:h>
      <text:h text:style-name="Heading_20_3" text:outline-level="3"><text:span text:style-name="Strong_20_Emphasis">8.1 Classes and Objects</text:span></text:h>
      <text:list xml:id="list3757654889" text:style-name="L17">
        <text:list-item>
          <text:p text:style-name="P27">A <text:span text:style-name="Strong_20_Emphasis">class</text:span> is a blueprint for creating objects.</text:p>
        </text:list-item>
        <text:list-item>
          <text:p text:style-name="P27">An <text:span text:style-name="Strong_20_Emphasis">object</text:span> is an instance of a class.</text:p>
        </text:list-item>
      </text:list>
      <text:p text:style-name="P12">java</text:p>
      <text:p text:style-name="Text_20_body">Copy</text:p>
      <text:p text:style-name="Preformatted_20_Text">class Car {</text:p>
      <text:p text:style-name="Preformatted_20_Text"><text:s text:c="4"/>String brand;</text:p>
      <text:p text:style-name="Preformatted_20_Text"><text:s text:c="4"/>int year;</text:p>
      <text:p text:style-name="Preformatted_20_Text"/>
      <text:p text:style-name="Preformatted_20_Text"><text:s text:c="4"/>void start() {</text:p>
      <text:p text:style-name="Preformatted_20_Text"><text:s text:c="8"/>System.out.println("Car started.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Car myCar = new Car();</text:p>
      <text:p text:style-name="Preformatted_20_Text"><text:s text:c="8"/>myCar.brand = "Toyota";</text:p>
      <text:p text:style-name="Preformatted_20_Text"><text:s text:c="8"/>myCar.year = 2020;</text:p>
      <text:p text:style-name="Preformatted_20_Text"><text:s text:c="8"/>myCar.start();</text:p>
      <text:p text:style-name="Preformatted_20_Text"><text:s text:c="4"/>}</text:p>
      <text:p text:style-name="P2">}</text:p>
      <text:h text:style-name="Heading_20_3" text:outline-level="3"><text:span text:style-name="Strong_20_Emphasis">8.2 Methods</text:span></text:h>
      <text:list xml:id="list1875273815" text:style-name="L18">
        <text:list-item>
          <text:p text:style-name="P28">A method is a block of code that performs a specific task.</text:p>
        </text:list-item>
        <text:list-item>
          <text:p text:style-name="P28">Methods can take parameters and return values.</text:p>
        </text:list-item>
      </text:list>
      <text:p text:style-name="P12">java</text:p>
      <text:p text:style-name="Text_20_body">Copy</text:p>
      <text:p text:style-name="Preformatted_20_Text">class Calculator {</text:p>
      <text:p text:style-name="Preformatted_20_Text"><text:s text:c="4"/>int add(int a, int b) {</text:p>
      <text:p text:style-name="Preformatted_20_Text"><text:soft-page-break/><text:s text:c="8"/>return a + b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Calculator calc = new Calculator();</text:p>
      <text:p text:style-name="Preformatted_20_Text"><text:s text:c="8"/>int result = calc.add(5, 3);</text:p>
      <text:p text:style-name="Preformatted_20_Text"><text:s text:c="8"/>System.out.println("Result: " + result);</text:p>
      <text:p text:style-name="Preformatted_20_Text"><text:s text:c="4"/>}</text:p>
      <text:p text:style-name="P2">}</text:p>
      <text:h text:style-name="Heading_20_3" text:outline-level="3"><text:span text:style-name="Strong_20_Emphasis">8.3 Constructors</text:span></text:h>
      <text:list xml:id="list1145154546" text:style-name="L19">
        <text:list-item>
          <text:p text:style-name="P29">A constructor is a special method used to initialize objects.</text:p>
        </text:list-item>
      </text:list>
      <text:p text:style-name="P12">java</text:p>
      <text:p text:style-name="Text_20_body">Copy</text:p>
      <text:p text:style-name="Preformatted_20_Text">class Car {</text:p>
      <text:p text:style-name="Preformatted_20_Text"><text:s text:c="4"/>String brand;</text:p>
      <text:p text:style-name="Preformatted_20_Text"><text:s text:c="4"/>int year;</text:p>
      <text:p text:style-name="Preformatted_20_Text"/>
      <text:p text:style-name="Preformatted_20_Text"><text:s text:c="4"/>Car(String brand, int year) {</text:p>
      <text:p text:style-name="Preformatted_20_Text"><text:s text:c="8"/>this.brand = brand;</text:p>
      <text:p text:style-name="Preformatted_20_Text"><text:s text:c="8"/>this.year = year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Car myCar = new Car("Toyota", 2020);</text:p>
      <text:p text:style-name="Preformatted_20_Text"><text:s text:c="8"/>System.out.println(myCar.brand + " " + myCar.year);</text:p>
      <text:p text:style-name="Preformatted_20_Text"><text:s text:c="4"/>}</text:p>
      <text:p text:style-name="P2">}</text:p>
      <text:h text:style-name="Heading_20_3" text:outline-level="3"><text:span text:style-name="Strong_20_Emphasis">8.4 Inheritance</text:span></text:h>
      <text:list xml:id="list1703165909" text:style-name="L20">
        <text:list-item>
          <text:p text:style-name="P30">Inheritance allows a class to inherit properties and methods from another class.</text:p>
        </text:list-item>
      </text:list>
      <text:p text:style-name="P12">java</text:p>
      <text:p text:style-name="Text_20_body">Copy</text:p>
      <text:p text:style-name="Preformatted_20_Text">class Vehicle {</text:p>
      <text:p text:style-name="Preformatted_20_Text"><text:s text:c="4"/>void start() {</text:p>
      <text:p text:style-name="Preformatted_20_Text"><text:s text:c="8"/>System.out.println("Vehicle started.");</text:p>
      <text:p text:style-name="Preformatted_20_Text"><text:s text:c="4"/>}</text:p>
      <text:p text:style-name="Preformatted_20_Text">}</text:p>
      <text:p text:style-name="Preformatted_20_Text"/>
      <text:p text:style-name="Preformatted_20_Text">class Car extends Vehicle {</text:p>
      <text:p text:style-name="Preformatted_20_Text"><text:s text:c="4"/>void drive() {</text:p>
      <text:p text:style-name="Preformatted_20_Text"><text:s text:c="8"/>System.out.println("Car is driving.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Car myCar = new Car();</text:p>
      <text:p text:style-name="Preformatted_20_Text"><text:s text:c="8"/>myCar.start(); // Inherited from Vehicle</text:p>
      <text:p text:style-name="Preformatted_20_Text"><text:s text:c="8"/>myCar.drive();</text:p>
      <text:p text:style-name="Preformatted_20_Text"><text:s text:c="4"/>}</text:p>
      <text:p text:style-name="P2"><text:soft-page-break/>}</text:p>
      <text:h text:style-name="Heading_20_3" text:outline-level="3"><text:span text:style-name="Strong_20_Emphasis">8.5 Polymorphism</text:span></text:h>
      <text:list xml:id="list2375250985" text:style-name="L21">
        <text:list-item>
          <text:p text:style-name="P31">Polymorphism allows methods to behave differently based on the object.</text:p>
        </text:list-item>
      </text:list>
      <text:p text:style-name="P12">java</text:p>
      <text:p text:style-name="Text_20_body">Copy</text:p>
      <text:p text:style-name="Preformatted_20_Text">class Animal {</text:p>
      <text:p text:style-name="Preformatted_20_Text"><text:s text:c="4"/>void sound() {</text:p>
      <text:p text:style-name="Preformatted_20_Text"><text:s text:c="8"/>System.out.println("Animal makes a sound.");</text:p>
      <text:p text:style-name="Preformatted_20_Text"><text:s text:c="4"/>}</text:p>
      <text:p text:style-name="Preformatted_20_Text">}</text:p>
      <text:p text:style-name="Preformatted_20_Text"/>
      <text:p text:style-name="Preformatted_20_Text">class Dog extends Animal {</text:p>
      <text:p text:style-name="Preformatted_20_Text"><text:s text:c="4"/>void sound() {</text:p>
      <text:p text:style-name="Preformatted_20_Text"><text:s text:c="8"/>System.out.println("Dog barks.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Animal myDog = new Dog();</text:p>
      <text:p text:style-name="Preformatted_20_Text"><text:s text:c="8"/>myDog.sound(); // Output: Dog barks.</text:p>
      <text:p text:style-name="Preformatted_20_Text"><text:s text:c="4"/>}</text:p>
      <text:p text:style-name="P2">}</text:p>
      <text:h text:style-name="Heading_20_3" text:outline-level="3"><text:span text:style-name="Strong_20_Emphasis">8.6 Encapsulation</text:span></text:h>
      <text:list xml:id="list264688066" text:style-name="L22">
        <text:list-item>
          <text:p text:style-name="P32">Encapsulation hides the internal details of a class and exposes only necessary information.</text:p>
        </text:list-item>
      </text:list>
      <text:p text:style-name="P12">java</text:p>
      <text:p text:style-name="Text_20_body">Copy</text:p>
      <text:p text:style-name="Preformatted_20_Text">class BankAccount {</text:p>
      <text:p text:style-name="Preformatted_20_Text"><text:s text:c="4"/>private double balance;</text:p>
      <text:p text:style-name="Preformatted_20_Text"/>
      <text:p text:style-name="Preformatted_20_Text"><text:s text:c="4"/>public void deposit(double amount) {</text:p>
      <text:p text:style-name="Preformatted_20_Text"><text:s text:c="8"/>balance += amount;</text:p>
      <text:p text:style-name="Preformatted_20_Text"><text:s text:c="4"/>}</text:p>
      <text:p text:style-name="Preformatted_20_Text"/>
      <text:p text:style-name="Preformatted_20_Text"><text:s text:c="4"/>public double getBalance() {</text:p>
      <text:p text:style-name="Preformatted_20_Text"><text:s text:c="8"/>return balance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BankAccount account = new BankAccount();</text:p>
      <text:p text:style-name="Preformatted_20_Text"><text:s text:c="8"/>account.deposit(1000);</text:p>
      <text:p text:style-name="Preformatted_20_Text"><text:s text:c="8"/>System.out.println("Balance: " + account.getBalance());</text:p>
      <text:p text:style-name="Preformatted_20_Text"><text:s text:c="4"/>}</text:p>
      <text:p text:style-name="P2">}</text:p>
      <text:h text:style-name="Heading_20_3" text:outline-level="3"><text:span text:style-name="Strong_20_Emphasis">8.7 Abstraction</text:span></text:h>
      <text:list xml:id="list3931077031" text:style-name="L23">
        <text:list-item>
          <text:p text:style-name="P33">Abstraction hides complex implementation details and shows only essential features.</text:p>
        </text:list-item>
      </text:list>
      <text:p text:style-name="P12">java</text:p>
      <text:p text:style-name="Text_20_body"><text:soft-page-break/>Copy</text:p>
      <text:p text:style-name="Preformatted_20_Text">abstract class Shape {</text:p>
      <text:p text:style-name="Preformatted_20_Text"><text:s text:c="4"/>abstract void draw();</text:p>
      <text:p text:style-name="Preformatted_20_Text">}</text:p>
      <text:p text:style-name="Preformatted_20_Text"/>
      <text:p text:style-name="Preformatted_20_Text">class Circle extends Shape {</text:p>
      <text:p text:style-name="Preformatted_20_Text"><text:s text:c="4"/>void draw() {</text:p>
      <text:p text:style-name="Preformatted_20_Text"><text:s text:c="8"/>System.out.println("Drawing a circle.");</text:p>
      <text:p text:style-name="Preformatted_20_Text"><text:s text:c="4"/>}</text:p>
      <text:p text:style-name="Preformatted_20_Text">}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Shape myCircle = new Circle();</text:p>
      <text:p text:style-name="Preformatted_20_Text"><text:s text:c="8"/>myCircle.draw();</text:p>
      <text:p text:style-name="Preformatted_20_Text"><text:s text:c="4"/>}</text:p>
      <text:p text:style-name="P2">}</text:p>
      <text:p text:style-name="Horizontal_20_Line"/>
      <text:h text:style-name="Heading_20_2" text:outline-level="2"><text:span text:style-name="Strong_20_Emphasis">9. Arrays and Collections</text:span></text:h>
      <text:h text:style-name="Heading_20_3" text:outline-level="3"><text:span text:style-name="Strong_20_Emphasis">9.1 Arrays</text:span></text:h>
      <text:list xml:id="list9093385" text:style-name="L24">
        <text:list-item>
          <text:p text:style-name="P34">An array is a collection of similar data types.</text:p>
        </text:list-item>
      </text:list>
      <text:p text:style-name="P12">java</text:p>
      <text:p text:style-name="Text_20_body">Copy</text:p>
      <text:p text:style-name="Preformatted_20_Text">int[] numbers = {1, 2, 3, 4, 5};</text:p>
      <text:p text:style-name="Preformatted_20_Text">for (int num : numbers) {</text:p>
      <text:p text:style-name="Preformatted_20_Text"><text:s text:c="4"/>System.out.println(num);</text:p>
      <text:p text:style-name="P2">}</text:p>
      <text:h text:style-name="Heading_20_3" text:outline-level="3"><text:span text:style-name="Strong_20_Emphasis">9.2 Collections</text:span></text:h>
      <text:list xml:id="list1350174079" text:style-name="L25">
        <text:list-item>
          <text:p text:style-name="P35">Java provides a rich set of collection classes in the <text:span text:style-name="Source_20_Text">java.util</text:span> package.</text:p>
        </text:list-item>
      </text:list>
      <text:p text:style-name="P12">java</text:p>
      <text:p text:style-name="Text_20_body">Copy</text:p>
      <text:p text:style-name="Preformatted_20_Text">import java.util.ArrayList;</text:p>
      <text:p text:style-name="Preformatted_20_Text"/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ArrayList&lt;String&gt; names = new ArrayList&lt;&gt;();</text:p>
      <text:p text:style-name="Preformatted_20_Text"><text:s text:c="8"/>names.add("John");</text:p>
      <text:p text:style-name="Preformatted_20_Text"><text:s text:c="8"/>names.add("Jane");</text:p>
      <text:p text:style-name="Preformatted_20_Text"><text:s text:c="8"/>for (String name : names) {</text:p>
      <text:p text:style-name="Preformatted_20_Text"><text:s text:c="12"/>System.out.println(name);</text:p>
      <text:p text:style-name="Preformatted_20_Text"><text:s text:c="8"/>}</text:p>
      <text:p text:style-name="Preformatted_20_Text"><text:s text:c="4"/>}</text:p>
      <text:p text:style-name="P2">}</text:p>
      <text:p text:style-name="Horizontal_20_Line"/>
      <text:h text:style-name="Heading_20_2" text:outline-level="2"><text:soft-page-break/><text:span text:style-name="Strong_20_Emphasis">10. Exception Handling</text:span></text:h>
      <text:h text:style-name="Heading_20_3" text:outline-level="3"><text:span text:style-name="Strong_20_Emphasis">10.1 Try-Catch Block</text:span></text:h>
      <text:list xml:id="list243026676" text:style-name="L26">
        <text:list-item>
          <text:p text:style-name="P36">Used to handle runtime errors.</text:p>
        </text:list-item>
      </text:list>
      <text:p text:style-name="P12">java</text:p>
      <text:p text:style-name="Text_20_body">Copy</text:p>
      <text:p text:style-name="Preformatted_20_Text">public class Main {</text:p>
      <text:p text:style-name="Preformatted_20_Text"><text:s text:c="4"/>public static void main(String[] args) {</text:p>
      <text:p text:style-name="Preformatted_20_Text"><text:s text:c="8"/>try {</text:p>
      <text:p text:style-name="Preformatted_20_Text"><text:s text:c="12"/>int result = 10 / 0;</text:p>
      <text:p text:style-name="Preformatted_20_Text"><text:s text:c="8"/>} catch (ArithmeticException e) {</text:p>
      <text:p text:style-name="Preformatted_20_Text"><text:s text:c="12"/>System.out.println("Error: " + e.getMessage());</text:p>
      <text:p text:style-name="Preformatted_20_Text"><text:s text:c="8"/>}</text:p>
      <text:p text:style-name="Preformatted_20_Text"><text:s text:c="4"/>}</text:p>
      <text:p text:style-name="P2">}</text:p>
      <text:p text:style-name="Horizontal_20_Line"/>
      <text:h text:style-name="Heading_20_2" text:outline-level="2"><text:span text:style-name="Strong_20_Emphasis">11. Conclusion</text:span></text:h>
      <text:p text:style-name="Text_20_body">Java is a powerful and versatile programming language that is widely used in various domains. By mastering the basics of Java, your student will be well-prepared to build a wide range of applications, from simple console programs to complex enterprise systems.</text:p>
      <text:p text:style-name="Horizontal_20_Line"/>
      <text:h text:style-name="Heading_20_3" text:outline-level="3"><text:span text:style-name="Strong_20_Emphasis">Next Steps</text:span></text:h>
      <text:list xml:id="list537503524" text:style-name="L27">
        <text:list-item>
          <text:p text:style-name="P37">Encourage your student to practice writing small programs.</text:p>
        </text:list-item>
        <text:list-item>
          <text:p text:style-name="P37">Introduce advanced topics like multithreading, file handling, and networking.</text:p>
        </text:list-item>
        <text:list-item>
          <text:p text:style-name="P37">Explore Java frameworks like Spring and Hibernate for building real-world application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10:31:14.484389786</meta:creation-date>
    <dc:date>2024-12-25T10:45:19.865289141</dc:date>
    <meta:editing-duration>PT3M55S</meta:editing-duration>
    <meta:editing-cycles>1</meta:editing-cycles>
    <meta:document-statistic meta:table-count="0" meta:image-count="0" meta:object-count="0" meta:page-count="9" meta:paragraph-count="306" meta:word-count="1384" meta:character-count="8750" meta:non-whitespace-character-count="7164"/>
    <meta:generator>LibreOffice/7.3.7.2$Linux_X86_64 LibreOffice_project/30$Build-2</meta:generator>
  </office:meta>
</office:document-meta>
</file>